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tandard Symbols PS" svg:font-family="'Standard Symbols PS'" style:font-pitch="variable"/>
    <style:font-face style:name="Z003" svg:font-family="Z003" style:font-pitch="variable"/>
  </office:font-face-decls>
  <office:automatic-styles>
    <style:style style:name="P1" style:family="paragraph" style:parent-style-name="Standard">
      <style:text-properties officeooo:paragraph-rsid="001d3cbe"/>
    </style:style>
    <style:style style:name="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Horizontal_20_Line" style:master-page-name="">
      <loext:graphic-properties draw:fill="none"/>
      <style:paragraph-properties fo:margin-left="4.001cm" fo:margin-right="4.001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style:font-name="Noto Sans"/>
    </style:style>
    <style:style style:name="P4" style:family="paragraph" style:parent-style-name="Horizontal_20_Line">
      <style:paragraph-properties fo:line-height="200%" fo:text-align="center" style:justify-single-word="false"/>
      <style:text-properties officeooo:paragraph-rsid="00232a6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line-height="200%" fo:text-align="center" style:justify-single-word="false"/>
      <style:text-properties officeooo:rsid="0021fa81" officeooo:paragraph-rsid="0021fa81"/>
    </style:style>
    <style:style style:name="P7" style:family="paragraph" style:parent-style-name="Text_20_body">
      <style:text-properties style:font-name="Z003" fo:font-size="14pt" officeooo:rsid="0021fa81" officeooo:paragraph-rsid="0021fa81" style:font-size-asian="14pt" style:font-size-complex="14pt"/>
    </style:style>
    <style:style style:name="P8" style:family="paragraph" style:parent-style-name="Text_20_body">
      <style:paragraph-properties fo:line-height="200%" fo:text-align="center" style:justify-single-word="false"/>
      <style:text-properties style:font-name="Z003" fo:font-size="12pt" officeooo:rsid="0021fa81" officeooo:paragraph-rsid="0021fa81" style:font-size-asian="12pt" style:font-size-complex="12pt"/>
    </style:style>
    <style:style style:name="P9" style:family="paragraph" style:parent-style-name="Text_20_body">
      <style:paragraph-properties fo:line-height="200%" fo:text-align="center" style:justify-single-word="false"/>
      <style:text-properties style:font-name="Z003" fo:font-size="12pt" style:font-size-asian="12pt" style:font-size-complex="12pt"/>
    </style:style>
    <style:style style:name="P10" style:family="paragraph" style:parent-style-name="Text_20_body">
      <style:paragraph-properties fo:line-height="200%" fo:text-align="center" style:justify-single-word="false"/>
      <style:text-properties officeooo:paragraph-rsid="001d3cbe"/>
    </style:style>
    <style:style style:name="P11" style:family="paragraph" style:parent-style-name="Text_20_body">
      <style:paragraph-properties fo:line-height="200%" fo:text-align="center" style:justify-single-word="false"/>
    </style:style>
    <style:style style:name="P12" style:family="paragraph" style:parent-style-name="Text_20_body">
      <style:paragraph-properties fo:line-height="200%" fo:text-align="center" style:justify-single-word="false"/>
      <style:text-properties officeooo:paragraph-rsid="00232a60"/>
    </style:style>
    <style:style style:name="P13" style:family="paragraph" style:parent-style-name="Title">
      <style:text-properties style:font-name="Sans-serif"/>
    </style:style>
    <style:style style:name="T1" style:family="text">
      <style:text-properties officeooo:rsid="001d6b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3">CERTIFICAT</text:p>
      <text:p text:style-name="P3"/>
      <text:p text:style-name="P10">Jaume Bosch Pons, secretari del centre <text:span text:style-name="T1">IES Joan Ramis i Ramis</text:span>,</text:p>
      <text:p text:style-name="P11">CERTIFIC: Que, d'acord amb els antecedents que consten en els arxius d'aquest centre, l'alumne <text:span text:style-name="T1">Yago Pons Garcia-Boente</text:span>, amb DNI núm. <text:span text:style-name="T1">41637954N</text:span>, està cursant els estudis de 1r SMX en aquest centre educatiu durant el curs acadèmic.</text:p>
      <text:p text:style-name="P12">I, perquè consti, sign aquest certificat amb el vistiplau del director.</text:p>
      <text:p text:style-name="P4"/>
      <text:p text:style-name="P12"><text:span text:style-name="T1">Maó</text:span>, <text:span text:style-name="T1">15/11/2024</text:span></text:p>
      <text:p text:style-name="P9">Jaume Bosch Pons</text:p>
      <text:p text:style-name="P11">Vist i plau<text:line-break/>El director del centre</text:p>
      <text:p text:style-name="P8">Joan Ramis Ramis</text:p>
      <text:p text:style-name="P6">Joan Ramis Ramis</text:p>
      <text:p text:style-name="P7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tandard Symbols PS" svg:font-family="'Standard Symbols PS'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ES Joan Ramis i Ramis -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49:33.390217880</meta:creation-date>
    <dc:date>2024-11-18T09:16:01.022318546</dc:date>
    <meta:editing-duration>PT5M2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84" meta:character-count="498" meta:non-whitespace-character-count="424"/>
  </office:meta>
</office:document-meta>
</file>